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681in" fo:margin-left="0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8639in"/>
    </style:style>
    <style:style style:name="Table4.B" style:family="table-column">
      <style:table-column-properties style:column-width="3.38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68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Background image</text:span></text:p>
      <text:p text:style-name="Standard"><text:span text:style-name="T2">To place a background image, put the image (valid formats are PNG, GIF, PGM and PPM) in the same folder as your program. <text:s/>Save the image's name as something descriptive (e.g., "background.png", "correct.png", "incorrect.png" etc.).</text:span></text:p>
      <text:p text:style-name="P1"/>
      <text:p text:style-name="P4"><text:span text:style-name="T2">Once you properly save the file and check its file name, feed the file name into PhotoImage(), then a Label() and render it. <text:s/>In this case, I have used .grid() but you can also use .place()! <text:s/>Below is an example of how to do this: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2"># Create background image</text:span></text:p>
            <text:p text:style-name="P3"><text:span text:style-name="T2">FILEPATH = "background.png"</text:span></text:p>
            <text:p text:style-name="P3"><text:span text:style-name="T2">BG_IMG = PhotoImage(file=FILEPATH)</text:span></text:p>
            <text:p text:style-name="P2"/>
            <text:p text:style-name="P3"><text:span text:style-name="T2"># Create a label (this is that will be displayed)</text:span></text:p>
            <text:p text:style-name="P3"><text:span text:style-name="T2">BACKGROUND = Label(window, image=BG_IMG)</text:span></text:p>
            <text:p text:style-name="P3"><text:span text:style-name="T2"># Store a reference to the image to prevent Python's automatic garbage</text:span></text:p>
            <text:p text:style-name="P3"><text:span text:style-name="T2"># collection</text:span></text:p>
            <text:p text:style-name="P3"><text:span text:style-name="T2">BACKGROUND.image = BG_IMG</text:span></text:p>
            <text:p text:style-name="P3"><text:span text:style-name="T2"># Display the image</text:span></text:p>
            <text:p text:style-name="P3"><text:span text:style-name="T2">BACKGROUND.grid(row=0, column=0, rowspan=10, columnspan=10, sticky=NSEW)</text:span></text:p>
            <text:p text:style-name="P3"><text:span text:style-name="T2"># Using .place()</text:span></text:p>
            <text:p text:style-name="P3"><text:span text:style-name="T2"># BACKGROUND.place(relx=0, rely=0, relwidth=1, relheight=1)</text:span></text:p>
          </table:table-cell>
        </table:table-row>
      </table:table>
      <text:p text:style-name="P1"/>
      <text:p text:style-name="P1"/>
      <text:p text:style-name="Standard"><text:span text:style-name="T1">Bind</text:span></text:p>
      <text:p text:style-name="Standard"><text:span text:style-name="T2">.bind() links an event to a command for a certain widget. <text:s/>The parameters are: 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2">widget.bind('&lt;event&gt;', function_to_be_ran, add='').</text:span></text:p>
          </table:table-cell>
        </table:table-row>
      </table:table>
      <text:p text:style-name="P1"/>
      <text:p text:style-name="Standard"><text:span text:style-name="T2">'&lt;event&gt;' is the event (e.g., hover over, keypress). <text:s/>function_to_be_ran is a function. <text:s/>add is a conditional parameter that can be used to bind multiple functions to the same event on the same widget; otherwise, it would just overwrite the preexisting bind.</text:span></text:p>
      <text:p text:style-name="P1"/>
      <text:p text:style-name="Standard"><text:span text:style-name="T2">So to use this, it's simply:</text:span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2"># Define functions</text:span></text:p>
            <text:p text:style-name="Standard"><text:span text:style-name="T2">def function_to_be_ran_1(event):</text:span></text:p>
            <text:p text:style-name="Standard"><text:span text:style-name="T2"><text:s text:c="4"/>print('This widget is binded (1)!')</text:span></text:p>
            <text:p text:style-name="P1"/>
            <text:p text:style-name="Standard"><text:span text:style-name="T2">def function_to_be_ran_2(event):</text:span></text:p>
            <text:p text:style-name="Standard"><text:span text:style-name="T2"><text:s text:c="4"/>print('This widget is binded (2)!')</text:span></text:p>
            <text:p text:style-name="P1"/>
            <text:p text:style-name="Standard"><text:span text:style-name="T2"># Assign and bind widget</text:span></text:p>
            <text:p text:style-name="Standard"><text:span text:style-name="T2">widget = ttk.Button(window, text='Click me!')</text:span></text:p>
            <text:p text:style-name="Standard"><text:span text:style-name="T2">widget.bind('&lt;event&gt;', function_to_be_ran_1)</text:span></text:p>
            <text:p text:style-name="Standard"><text:span text:style-name="T2">widget.bind('&lt;event&gt;', function_to_be_ran_2, add='+')</text:span></text:p>
          </table:table-cell>
        </table:table-row>
      </table:table>
      <text:p text:style-name="P1"/>
      <text:p text:style-name="P1"/>
      <text:p text:style-name="Standard"><text:span text:style-name="T2">A full list of events, as well as more information, can be found here: </text:span></text:p>
      <text:p text:style-name="Standard"><text:a xlink:type="simple" xlink:href="https://www.pythontutorial.net/tkinter/tkinter-event-binding/" text:style-name="ListLabel_20_37" text:visited-style-name="ListLabel_20_37"><text:span text:style-name="T6">https://www.pythontutorial.net/tkinter/tkinter-event-binding/</text:span></text:a></text:p>
      <text:p text:style-name="P1"/>
      <text:p text:style-name="P1"/>
      <text:p text:style-name="Standard"><text:span text:style-name="T1">Using .place() to render</text:span></text:p>
      <text:p text:style-name="Standard"><text:span text:style-name="T2">Just like .grid(), you can use .place() to render a widget. <text:s/>The following produce the same output by different mean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<text:span text:style-name="T2">Label(text='Hi').grid(row=0, column=0)</text:span></text:p>
          </table:table-cell>
          <table:table-cell table:style-name="Table4.A1" office:value-type="string">
            <text:p text:style-name="P5"><text:span text:style-name="T2">Label(text='Hi').place(relx=0, rely=0)</text:span></text:p>
          </table:table-cell>
        </table:table-row>
      </table:table>
      <text:p text:style-name="P1"/>
      <text:p text:style-name="Standard"><text:span text:style-name="T2">.grid() automatically adjusts for the size of an Operating System's (OS) widgets. <text:s/>Each OS (e.g., Linux, Mac, Windows 10, Windows 11, etc.) have different sized widgets so this is a difficulty but consistent approach for code that needs to be cross-compatible. <text:s/>.grid() uses a row/column approach to place widgets, therefore it may be easier to use for some people.</text:span></text:p>
      <text:p text:style-name="P1"/>
      <text:p text:style-name="Standard"><text:span text:style-name="T3">widget.place():</text:span></text:p>
      <text:p text:style-name="Standard"><text:span text:style-name="T2">.place() uses relative positioning and/or pixels to place a widget. <text:s/>It can be used in conjunction with .grid() and .pack(). <text:s/>It does so by using decimals to determine values. <text:s/>.place() is a fast solution that may need some tinkering between OS's.</text:span></text:p>
      <text:p text:style-name="P1"/>
      <text:p text:style-name="Standard"><text:span text:style-name="T2">If the decimal input is 0.5 for example, the widget's anchor would be 50% in the relative direction of the parameter. <text:s/>By default, a widget's anchor is in the top-left corner. <text:s/>NOTE: .place() is relative to the size of the frame and moves relative to the frame's top-left corner.</text:span></text:p>
      <text:p text:style-name="P1"/>
      <text:p text:style-name="P4"><text:span text:style-name="T2">Parameters:</text:span></text:p>
      <text:list xml:id="list4267918916" text:style-name="WWNum3">
        <text:list-item>
          <text:p text:style-name="P7"><text:span text:style-name="T3">Relative:</text:span></text:p>
        </text:list-item>
      </text:list>
      <text:list xml:id="list4152962787" text:style-name="WWNum2">
        <text:list-item>
          <text:p text:style-name="P9"><text:span text:style-name="T2">.place(</text:span><text:span text:style-name="T3">relx</text:span><text:span text:style-name="T2">=var): 0&lt;var&lt;1 → The widget's anchor will move </text:span><text:span text:style-name="T3">right</text:span><text:span text:style-name="T2"> var</text:span><text:span text:style-name="T3">%</text:span><text:span text:style-name="T2">.</text:span></text:p>
        </text:list-item>
        <text:list-item>
          <text:p text:style-name="P9"><text:span text:style-name="T2">.place(</text:span><text:span text:style-name="T3">rely</text:span><text:span text:style-name="T2">=var): 0&lt;var&lt;1 → The widget's anchor will move </text:span><text:span text:style-name="T3">down</text:span><text:span text:style-name="T2"> var</text:span><text:span text:style-name="T3">%</text:span><text:span text:style-name="T2">.</text:span></text:p>
        </text:list-item>
      </text:list>
      <text:list xml:id="list1093547650" text:style-name="WWNum4">
        <text:list-item>
          <text:p text:style-name="P8"><text:span text:style-name="T3">Absolute (NOT RECOMMENDED!!! DO NOT USE!!!)</text:span></text:p>
        </text:list-item>
      </text:list>
      <text:list xml:id="list552068978" text:style-name="WWNum1">
        <text:list-item>
          <text:p text:style-name="P10"><text:span text:style-name="T3">DISCLAIMER: Absolute positioning will NOT work on other computers or OS's. <text:s/>DO NOT USE THIS!!! <text:s/>This section is only included for your knowledge.</text:span></text:p>
        </text:list-item>
      </text:list>
      <text:list xml:id="list93937483026864" text:continue-list="list4152962787" text:style-name="WWNum2">
        <text:list-item>
          <text:p text:style-name="P9"><text:span text:style-name="T2">.place(</text:span><text:span text:style-name="T3">x</text:span><text:span text:style-name="T2">=var): The widget's anchor will move </text:span><text:span text:style-name="T3">right</text:span><text:span text:style-name="T2"> var </text:span><text:span text:style-name="T3">pixels</text:span><text:span text:style-name="T2">.</text:span></text:p>
        </text:list-item>
        <text:list-item>
          <text:p text:style-name="P9"><text:span text:style-name="T2">.place(</text:span><text:span text:style-name="T3">y</text:span><text:span text:style-name="T2">=var): The widget's anchor will move </text:span><text:span text:style-name="T3">down</text:span><text:span text:style-name="T2"> var </text:span><text:span text:style-name="T3">pixels</text:span><text:span text:style-name="T2">.</text:span></text:p>
        </text:list-item>
      </text:list>
      <text:p text:style-name="P1"/>
      <text:p text:style-name="Standard"><text:span text:style-name="T2">^^^NOTE: It is not allowed to use both relative and pixel parameters when defining a location in the same .place().</text:span></text:p>
      <text:p text:style-name="P1"/>
      <text:list xml:id="list93937658727421" text:continue-numbering="true" text:style-name="WWNum2">
        <text:list-item>
          <text:p text:style-name="P9"><text:span text:style-name="T2">.place(</text:span><text:span text:style-name="T3">relwidth</text:span><text:span text:style-name="T2">=var): 0&lt;var&lt;1 → The widget's anchor will take var</text:span><text:span text:style-name="T3">% horizontal space</text:span><text:span text:style-name="T2">.</text:span></text:p>
        </text:list-item>
        <text:list-item>
          <text:p text:style-name="P9"><text:span text:style-name="T2">.place(</text:span><text:span text:style-name="T3">relheight</text:span><text:span text:style-name="T2">=var): 0&lt;var&lt;1 → The widget's anchor will take var</text:span><text:span text:style-name="T3">% vertical space</text:span><text:span text:style-name="T2">.</text:span></text:p>
        </text:list-item>
        <text:list-item>
          <text:p text:style-name="P9"><text:span text:style-name="T2">.place(anchor=var): var ∈ {N, E, S, W, NE, *NW, SE, SW, CENTER} → var can be any of the preceding anchors; the default anchor is NW. <text:s/>Each letter corresponds to a compass direction.</text:span></text:p>
        </text:list-item>
      </text:list>
      <text:p text:style-name="P1"/>
      <text:p text:style-name="Standard"><text:span text:style-name="T2">In conjunction, these can all work together to render a widget. <text:s/>For example, if you want to write a simple Label that is centered in the middle, you can do:</text:span>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2"># Create label</text:span></text:p>
            <text:p text:style-name="P5"><text:span text:style-name="T2">my_label = Label(window, text='Hi, I like to eat cheesecake!')</text:span></text:p>
            <text:p text:style-name="P6"/>
            <text:p text:style-name="P5"><text:span text:style-name="T2"># Render it in the center using .place()</text:span></text:p>
            <text:p text:style-name="P5"><text:span text:style-name="T2">my_label.place(anchor=CENTER, relx=0.5, rely=0.5)</text:span></text:p>
          </table:table-cell>
        </table:table-row>
      </table:table>
      <text:p text:style-name="P1"><text:soft-page-break/></text:p>
      <text:p text:style-name="Standard"><text:span text:style-name="T2">For more information, visit: </text:span><text:a xlink:type="simple" xlink:href="https://www.tutorialspoint.com/python/tk_place.htm" text:style-name="ListLabel_20_37" text:visited-style-name="ListLabel_20_37"><text:span text:style-name="T6">https://www.tutorialspoint.com/python/tk_place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57" meta:word-count="642" meta:character-count="4269" meta:non-whitespace-character-count="3666"/>
    <meta:generator>LibreOfficeDev/6.0.5.2$Linux_X86_64 LibreOffice_project/</meta:generator>
  </office:meta>
</office:document-meta>
</file>